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86965"/>
    </style:style>
    <style:style style:name="P2" style:family="paragraph" style:parent-style-name="Text_20_body">
      <style:text-properties officeooo:paragraph-rsid="000a0647"/>
    </style:style>
    <style:style style:name="P3" style:family="paragraph" style:parent-style-name="Text_20_body">
      <style:text-properties officeooo:paragraph-rsid="000a3b16"/>
    </style:style>
    <style:style style:name="P4" style:family="paragraph" style:parent-style-name="Text_20_body">
      <style:text-properties officeooo:paragraph-rsid="0012bc99"/>
    </style:style>
    <style:style style:name="P5" style:family="paragraph" style:parent-style-name="Text_20_body">
      <style:text-properties officeooo:paragraph-rsid="001479e6"/>
    </style:style>
    <style:style style:name="P6" style:family="paragraph" style:parent-style-name="Text_20_body">
      <style:text-properties officeooo:rsid="001711e8" officeooo:paragraph-rsid="001711e8"/>
    </style:style>
    <style:style style:name="P7" style:family="paragraph" style:parent-style-name="Heading_20_1">
      <style:text-properties officeooo:paragraph-rsid="00086965"/>
    </style:style>
    <style:style style:name="P8" style:family="paragraph" style:parent-style-name="Quotations">
      <style:paragraph-properties fo:text-align="justify" style:justify-single-word="false"/>
      <style:text-properties officeooo:paragraph-rsid="000a0647"/>
    </style:style>
    <style:style style:name="P9" style:family="paragraph" style:parent-style-name="Quotations">
      <style:paragraph-properties fo:text-align="start" style:justify-single-word="false"/>
      <style:text-properties officeooo:paragraph-rsid="000a0647"/>
    </style:style>
    <style:style style:name="P10" style:family="paragraph" style:parent-style-name="Heading_20_2">
      <style:text-properties officeooo:paragraph-rsid="001479e6"/>
    </style:style>
    <style:style style:name="P11" style:family="paragraph" style:parent-style-name="Heading_20_2">
      <style:text-properties officeooo:paragraph-rsid="001711e8"/>
    </style:style>
    <style:style style:name="P12" style:family="paragraph" style:parent-style-name="Text_20_body" style:list-style-name="L1">
      <style:text-properties officeooo:paragraph-rsid="000a0647"/>
    </style:style>
    <style:style style:name="P13" style:family="paragraph" style:parent-style-name="Text_20_body" style:list-style-name="L2">
      <style:text-properties officeooo:paragraph-rsid="00086965"/>
    </style:style>
    <style:style style:name="P14" style:family="paragraph" style:parent-style-name="Text_20_body" style:list-style-name="L3">
      <style:text-properties officeooo:paragraph-rsid="00086965"/>
    </style:style>
    <style:style style:name="P15" style:family="paragraph" style:parent-style-name="Text_20_body">
      <style:text-properties officeooo:rsid="001711e8" officeooo:paragraph-rsid="001711e8"/>
    </style:style>
    <style:style style:name="P16" style:family="paragraph" style:parent-style-name="Text_20_body" style:list-style-name="L4">
      <style:text-properties officeooo:paragraph-rsid="00086965"/>
    </style:style>
    <style:style style:name="P17" style:family="paragraph" style:parent-style-name="Text_20_body">
      <style:text-properties officeooo:paragraph-rsid="0019ab70"/>
    </style:style>
    <style:style style:name="P18" style:family="paragraph" style:parent-style-name="Title" style:master-page-name="HTML">
      <style:paragraph-properties style:page-number="auto"/>
    </style:style>
    <style:style style:name="T1" style:family="text">
      <style:text-properties officeooo:rsid="00086965"/>
    </style:style>
    <style:style style:name="T2" style:family="text">
      <style:text-properties officeooo:rsid="0012bc99"/>
    </style:style>
    <style:style style:name="T3" style:family="text">
      <style:text-properties fo:font-style="italic" style:font-style-asian="italic" style:font-style-complex="italic"/>
    </style:style>
    <style:style style:name="T4" style:family="text">
      <style:text-properties officeooo:rsid="001711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 d'intention</text:p>
      <text:p text:style-name="Heading_20_1">Introduction</text:p>
      <text:p text:style-name="Text_20_body"><text:line-break/><text:span text:style-name="T3">L'association Hackstub, qui regroupe depuis </text:span></text:p>
      <text:p text:style-name="P7">I - Qui sommes-nous ? La communauté libriste et hacker locale</text:p>
      <text:p text:style-name="P5"><text:line-break/>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outes plus ou moins directement. Quelques clarifications s'imposent.</text:p>
      <text:h text:style-name="P10" text:outline-level="2">1-<text:span text:style-name="Strong_20_Emphasis"> Culture hacker, hack et le mouvement du logiciel libre</text:span></text:h>
      <text:p text:style-name="P1">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L'association Hackstub et le tissu associatif local</text:span></text:h>
      <text:p text:style-name="P2">Né d’un projet initié en 2012 par le Linux User Group (LUG) de Strasbourg, <text:span text:style-name="Strong_20_Emphasis">Hackstub</text:span> est une association visant à mettre en place et gérer un hackerspace à Strasbourg. 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text:soft-page-break/>que le projet « Avenir(s) d'Internet »,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8643211942063597853" text:style-name="L1">
        <text:list-item>
          <text:p text:style-name="P12"><text:span text:style-name="Strong_20_Emphasis">Alsace Réseau Neutre</text:span> (ARN) : un fournisseur d'accès I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12"><text:span text:style-name="Strong_20_Emphasis">Seeraiwer :</text:span>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a vie privée numérique.</text:p>
        </text:list-item>
        <text:list-item>
          <text:p text:style-name="P12"><text:span text:style-name="Strong_20_Emphasis">Flammekueche Connection,</text:span> le Linux User Group (LUG) de Strasbourg :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12">L'<text:span text:style-name="Strong_20_Emphasis">Amicale des Informaticiens de l'Université de Strasbourg</text:span> (AIUS) 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12"><text:span text:style-name="Strong_20_Emphasis">sxb.so : </text:span>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12">Nous pouvons aussi noter l'existence de <text:span text:style-name="Strong_20_Emphasis">Desclicks, l'</text:span>informatique solidaire,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II - Tisser l'émancipation technologique à Strasbourg</text:p>
      <text:p text:style-name="P8"><text:line-break/>« <text:span text:style-name="Emphasis">When human beings acquired language, we learned not just to listen but how to speak. When we gained literacy, we learned not how to read but how to write. And as we move into </text:span><text:soft-page-break/><text:span text:style-name="Emphasis">increasingly digital reality, we must learn not just how to use programs but how to make them. »</text:span></text:p>
      <text:p text:style-name="P8"><text:span text:style-name="Emphasis">«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 »</text:span></text:p>
      <text:p text:style-name="P9"><text:span text:style-name="Emphasis">Douglas Rushkoff : </text:span><text:span text:style-name="Emphasis"><text:span text:style-name="T1">P</text:span></text:span><text:span text:style-name="Emphasis">rogram or be Programmed: Ten Commands for a Digital Age.</text:span></text:p>
      <text:p text:style-name="P1"><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1">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1">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4519205175841618735" text:style-name="L2">
        <text:list-item>
          <text:p text:style-name="P13">liberté de choisir en toute transparence son matériel et ses logiciels ;</text:p>
        </text:list-item>
        <text:list-item>
          <text:p text:style-name="P13"><text:span text:style-name="T1">l</text:span>iberté de communiquer, sans contraintes techniques et commerciales arbitraires ;</text:p>
        </text:list-item>
        <text:list-item>
          <text:p text:style-name="P13">liberté de préserver sa vie privée ;</text:p>
        </text:list-item>
        <text:list-item>
          <text:p text:style-name="P13">liberté de s'approprier techniquement et de modifier les systèmes dont ils ont l'usage.</text:p>
        </text:list-item>
      </text:list>
      <text:p text:style-name="P3">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text:span></text:p>
      <text:p text:style-name="P3"><text:soft-page-break/><text:span text:style-name="Strong_20_Emphasis">-- cf faire le lien avec le projet avenir d'internet de l'année dernière...--</text:span></text:p>
      <text:p text:style-name="P1">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1214718553971018442" text:style-name="L3">
        <text:list-item>
          <text:p text:style-name="P14">d'un lieu de réunion disponible et flexible, permettant d’accueillir des associations en soirées ;</text:p>
        </text:list-item>
        <text:list-item>
          <text:p text:style-name="P14">d'un lieu dans lequel travailler librement sur des projets. Par exemple pour contribuer à des logiciels libres, une activité qui est la plus efficace lorsqu'elle prend la forme de « hackathons » à l'échelle de quelques jours ;</text:p>
        </text:list-item>
        <text:list-item>
          <text:p text:style-name="P14">d'un lieu où pratiquer l'électronique, qui implique de disposer d'un espace de type atelier, et de pouvoir entreposer et mettre en commun du matériel ;</text:p>
        </text:list-item>
        <text:list-item>
          <text:p text:style-name="P14">d'un lieu où préparer et organiser des ateliers, conférences, projections, et autres événements.</text:p>
        </text:list-item>
      </text:list>
      <text:p text:style-name="P1"><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text:line-break/>La mise en place d'un hackerspace autonome à Strasbourg nous semble répondre à la diversité de besoins évoqués et notamment, car il permettrait une extension, une meilleure implantation et une coordination des actions menées par les associations de la fédération.</text:p>
      <text:h text:style-name="Heading_20_2" text:outline-level="2">1 - Principe d'un hackerspace</text:h>
      <text:p text:style-name="P1"><text:line-break/>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1"><text:soft-page-break/>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y prendre la forme d'ateliers, de présentations, de conférences ou de discussions informelles. </text:p>
      <text:p text:style-name="P1">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1">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P11" text:outline-level="2">2 - <text:span text:style-name="T4">Le hackerspace comme catalyseur de l'émancipation technologique</text:span></text:h>
      <text:p text:style-name="P6"/>
      <text:p text:style-name="P6">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text:p>
      <text:p text:style-name="P6">De par son principe et son modèle de fonctionnement, le hackerspace nous semble être ainsi un lieu incontournable pour redonner aux citoyens une maîtrise des outils informatiques. Ils peuvent alors s'impliquer dans les processus de création et modification de ces outils, défendre et concrétiser une société de l'information démocratique. Ainsi, notre vision du hackerspace consiste en un lieu convivial, au cœur de la ville, ouvert, visible et attirant pour le public néophyte curieux. Il permet une connexion facile avec la communauté présente, soit pendant des moments d'ouverture libre au public souhaitant découvrir le lieu de manière informelle, soit lors d'événements de découverte plus précis : initiation à l'électronique, café vie privée, « install party».... Le public doit aussi pouvoir recevoir des conseils et de l'aide sur ses problèmes informatiques ponctuels, tels, par exemple, que la récupération de données d'un ordinateur portable cassé, le choix d'un nouvel ordinateur ou encore l’apprentissage de l'utilisation du système GNU/Linux.</text:p>
      <text:p text:style-name="P6">Il est un lieu fondamentalement pluridisciplinaire où viennent se mêler technophiles, étudiants, philosophes et artistes. La communication entre les différents membres et le public, ainsi que l'esprit communautaire du lieu permet de stimuler et accroître l'envie d'initier des projets, et la motivation d'aller jusqu'à leur finalisation. Cet atmosphère est un ingrédient essentiel qui manque cruellement à certaines personnes lorsquelles travaillent seules et chez elles. Visant à canaliser au maximum les idées, l'énergie et la motivation qui surgissent souvent spontanément et à n'importe quel moment, le hackerspace est un lieu flexible, répondant au besoin de trouver un lieu où travailler seul ou à plusieurs dans une ambiance calme et efficace. Cela devient d'autant plus pertinent lorsqu'un projet nécessite du matériel particulier comme c'est le cas en électronique : le hackerspace est ainsi destiné à permettre la mise en commun de matériel. Loin d'être un simple outil de travail, la caractéristique du hackerspace est la possibilité laissée aux membres de se l'approprier et de le gérer de manière non hiérarchique ou centralisée : ce modèle calqué sur le développement des logiciels libres et en accord avec les principes de la culture hacker. Le lieu a donc vocation à être financé par ses membres, chacun payant une cotisation régulière suivant son <text:soft-page-break/>utilisation du local. Traditionnellement, ce modèle de financement peut être complété par de la vente libre de boissons et nourriture.</text:p>
      <text:p text:style-name="P6">De plus, le hackerspace doit participer à faire vivre pleinement le tissu associatif local, décrit en I-2, en lui fournissant à la fois un lieu de réunion stable et disponible, une meilleure communication et synergie entre les différentes associations, et enfin une visibilité accrue au public. Le lieu pourrait également servir à faire connaître l'association Desclicks dont les locaux sont actuellement situés à Schiltigheim et peu connus du public malgré la pertinence des services qu'elle propose. Sur le long terme, le hackerspace de Strasbourg doit être un élément permettant de positionner la ville comme un acteur dynamique et reconnu dans la communauté libriste et hacker à la fois à l'échelle nationale et européenne : il doit favoriser les connexions avec d'autres hackerspaces français et allemands. Le hacker permettra enfin à la communauté locale de se coordonner pour organiser des événements d'ampleur internationale : <text:s/>pour ne citer que deux exemples, nous projetons d'organiser un « Brique Camp », marathon de programmation dédié au travail sur le projet de la Brique Internet et Yunohost [TODO : Ref !]) ou de reproposer Strasbourg pour l'organisation des Rencontres Mondiales du Logiciel Libre (RMLL) comme ce fut le cas en 2011 grâce au LUG. </text:p>
      <text:h text:style-name="Heading_20_2" text:outline-level="2">3 - Une conception et une articulation locale de la République numérique</text:h>
      <text:p text:style-name="Text_20_body"><text:line-break/>Le projet de hackerspace porté par Hackstub permet une certaine articulation locale de la « République numérique »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IV - Réalisation du proje<text:span text:style-name="T1">t</text:span></text:p>
      <text:h text:style-name="Heading_20_2" text:outline-level="2">1 - Déroulé général</text:h>
      <text:p text:style-name="Text_20_body"><text:line-break/><text:soft-page-break/><text:span text:style-name="Source_20_Text">http://i.imgur.com/8LTDDNj.png</text:span><text:line-break/><text:span text:style-name="Source_20_Text">&gt; Ajouter un description générale du schema </text:span>&gt; Check si on rajoute les mois jusqu'a ~avril 2018 ?</text:p>
      <text:h text:style-name="Heading_20_2" text:outline-level="2">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3 - Emménagement, matériel et organisation spatiale</text:h>
      <text:p text:style-name="P4"><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4"><text:line-break/>Suggestion d'organisation spatiale pour le hackerspace pour une surface de quatre par huit mètres <text:span text:style-name="T2">(32m²) : </text:span></text:p>
      <text:p text:style-name="P4"><text:a xlink:type="simple" xlink:href="http://i.imgur.com/XKtD3BZ.png" text:style-name="Internet_20_link" text:visited-style-name="Visited_20_Internet_20_Link">http://i.imgur.com/XKtD3BZ.png</text:a><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text:soft-page-break/>4 - Activités prévues et modèle d'autofinancement par les membres</text:h>
      <text:p text:style-name="P17"><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line-break/><text:line-break/>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embres peut s'opérer de façon formelle ou informelle : à travers de petits ateliers d'initiation ou de simples discussions informelles. 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 </text:p>
      <text:p text:style-name="P17"/>
      <text:p text:style-name="P17">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p>
      <text:list xml:id="list507758302260259681" text:style-name="L4">
        <text:list-item>
          <text:p text:style-name="P16"><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16"><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16"><text:soft-page-break/><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1">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h text:style-name="Heading_20_2" text:outline-level="2">5 - Budget prévisionnel</text:h>
      <text:p text:style-name="Text_20_body"><text:line-break/>(c.f. <text:a xlink:type="simple" xlink:href="https://framacalc.org/budgetPrevFede" text:style-name="Internet_20_link" text:visited-style-name="Visited_20_Internet_20_Link">https://framacalc.org/budgetPrevFede</text:a>)</text:p>
      <text:p text:style-name="Heading_20_1">Références</text:p>
      <text:p text:style-name="P2"><text:line-break/><text:a xlink:type="simple" xlink:href="http://catb.org/jargon/html/H/hacker.html" text:style-name="Internet_20_link" text:visited-style-name="Visited_20_Internet_20_Link">http://catb.org/jargon/html/H/hacker.html</text:a></text:p>
      <text:p text:style-name="P2">Site web de l'association Hackstub : <text:a xlink:type="simple" xlink:href="https://hackstub.netlib.re/" text:style-name="Internet_20_link" text:visited-style-name="Visited_20_Internet_20_Link">https://hackstub.netlib.re/</text:a></text:p>
      <text:p text:style-name="P2">Site web de l'action Avenir(s) d'Internet : <text:a xlink:type="simple" xlink:href="https://avenirsdinter.net/" text:style-name="Internet_20_link" text:visited-style-name="Visited_20_Internet_20_Link">https://avenirsdinter.net/</text:a></text:p>
      <text:p text:style-name="P2">Compte-rendu de l'action Avenir(s) d'Internet : Link à trouver / créer</text:p>
      <text:p text:style-name="P2">Bilan moral de l'association Hackstub pour la saison 2015-2016 :</text:p>
      <text:p text:style-name="P2"><text:a xlink:type="simple" xlink:href="https://hackstub.netlib.re/docs/bilanMoralHackstub_16_03.pdf" text:style-name="Internet_20_link" text:visited-style-name="Visited_20_Internet_20_Link">https://hackstub.netlib.re/docs/bilanMoralHackstub_16_03.pdf</text:a></text:p>
      <text:p text:style-name="P2">RMLL 2011 : <text:a xlink:type="simple" xlink:href="http://2011.rmll.info/" text:style-name="Internet_20_link" text:visited-style-name="Visited_20_Internet_20_Link">http://2011.rmll.info</text:a></text:p>
      <text:p text:style-name="P2">Nuit de l'Info : <text:a xlink:type="simple" xlink:href="http://www.nuitdelinfo.com/" text:style-name="Internet_20_link" text:visited-style-name="Visited_20_Internet_20_Link">http://www.nuitdelinfo.com/</text:a></text:p>
      <text:p text:style-name="P2">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2.1.2$Windows_x86 LibreOffice_project/31dd62db80d4e60af04904455ec9c9219178d620</meta:generator>
    <dc:date>2016-09-28T04:01:33.646000000</dc:date>
    <meta:editing-duration>PT33M44S</meta:editing-duration>
    <meta:editing-cycles>10</meta:editing-cycles>
    <meta:document-statistic meta:table-count="0" meta:image-count="0" meta:object-count="0" meta:page-count="9" meta:paragraph-count="76" meta:word-count="4670" meta:character-count="31480" meta:non-whitespace-character-count="26865"/>
    <meta:user-defined meta:name=""/>
  </office:meta>
</office:document-meta>
</file>